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DejaVu Sans" officeooo:rsid="001626ba" officeooo:paragraph-rsid="001626ba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Heading_20_3">
      <style:text-properties officeooo:rsid="001c7ccd" officeooo:paragraph-rsid="001c7cc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>
      <style:text-properties style:font-name="DejaVu Sans" fo:font-size="10.5pt" fo:font-weight="bold" officeooo:rsid="002a7201" officeooo:paragraph-rsid="002a7201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Table_20_Contents">
      <style:text-properties style:font-name="DejaVu Sans" fo:font-size="11pt" fo:font-weight="normal" officeooo:rsid="00247620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fo:font-weight="normal" officeooo:rsid="00247620" officeooo:paragraph-rsid="00247620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DejaVu Sans" fo:font-size="11pt" officeooo:rsid="002667e1" officeooo:paragraph-rsid="002667e1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81864" officeooo:paragraph-rsid="00281864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83f73" officeooo:paragraph-rsid="00283f73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92e4b" officeooo:paragraph-rsid="00292e4b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a7201" officeooo:paragraph-rsid="002a7201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3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7">24-05-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7">IE1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7">1.7.2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28">PASS</text:p>
            <text:p text:style-name="P14"/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28">PASS</text:p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28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28">PASS</text:p>
            <text:p text:style-name="P14"/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29">PASS</text:p>
            <text:p text:style-name="P14"/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29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29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29">PASS</text:p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5"/>
          </table:table-cell>
          <table:table-cell table:style-name="tested.B2" office:value-type="string">
            <text:p text:style-name="P30">PASS</text:p>
          </table:table-cell>
        </table:table-row>
        <table:table-row>
          <table:table-cell table:style-name="tested.A2" office:value-type="string">
            <text:p text:style-name="P18"><text:span text:style-name="T9">File encrypt/decrypt</text:span><text:line-break/></text:p>
          </table:table-cell>
          <table:table-cell table:style-name="tested.B2" office:value-type="string">
            <text:p text:style-name="P31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32">PASS</text:p>
          </table:table-cell>
        </table:table-row>
      </table:table>
      <text:p text:style-name="P4"><text:span text:style-name="T8"><text:line-break/>R</text:span>emarks:</text:p>
      <text:p text:style-name="P22">PASS</text:p>
      <text:p text:style-name="P12"/>
      <text:p text:style-name="P12"/>
      <text:p text:style-name="P12"/>
      <text:h text:style-name="P19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3964827953308657943" text:style-name="L1">
        <text:list-item>
          <text:p text:style-name="P20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5-24T14:51:35.103153731</dc:date>
    <meta:editing-duration>PT49M9S</meta:editing-duration>
    <meta:editing-cycles>22</meta:editing-cycles>
    <meta:generator>LibreOffice/4.3.7.2$Linux_X86_64 LibreOffice_project/430$Build-2</meta:generator>
    <meta:document-statistic meta:table-count="2" meta:image-count="1" meta:object-count="0" meta:page-count="2" meta:paragraph-count="53" meta:word-count="287" meta:character-count="2154" meta:non-whitespace-character-count="1919"/>
  </office:meta>
</office:document-meta>
</file>